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2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77"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8 'Product Backlog'.B12:'Product Backlog'.B18" xlink:href="./Object 1" xlink:type="simple" xlink:show="embed" xlink:actuate="onLoad">
              <loext:p/>
            </draw:object>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table:number-columns-spanned="5" table:number-rows-spanned="1"/>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0" table:content-validation-name="val3" table:number-columns-spanned="5" table:number-rows-spanned="1"/>
          <table:covered-table-cell table:number-columns-repeated="4" table:style-name="ce50"/>
          <table:table-cell table:style-name="ce50" table:content-validation-name="val9"/>
          <table:table-cell table:style-name="ce50" table:content-validation-name="val10"/>
          <table:table-cell table:style-name="ce6"/>
          <table:table-cell table:style-name="ce31" table:number-columns-repeated="1015"/>
        </table:table-row>
        <table:table-row table:style-name="ro3" table:number-rows-repeated="5">
          <table:table-cell table:style-name="Default" table:number-columns-repeated="8"/>
          <table:table-cell table:style-name="ce6"/>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12"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12" office:value-type="float" office:value="1" calcext:value-type="float">
            <text:p>1</text:p>
          </table:table-cell>
          <table:table-cell table:style-name="ce6" table:formula="of:=[.B12]-[.C13]" office:value-type="float" office:value="37" calcext:value-type="float">
            <text:p>37</text:p>
          </table:table-cell>
          <table:table-cell table:style-name="ce16" table:formula="of:=COUNTIF([.F$24:.F$105];&quot;Finished in Sprint 1&quot;)" office:value-type="float" office:value="0" calcext:value-type="float">
            <text:p>0</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12" office:value-type="float" office:value="2" calcext:value-type="float">
            <text:p>2</text:p>
          </table:table-cell>
          <table:table-cell table:style-name="ce6" table:formula="of:=[.B13]-[.C14]" office:value-type="float" office:value="37" calcext:value-type="float">
            <text:p>37</text:p>
          </table:table-cell>
          <table:table-cell table:style-name="ce16" table:formula="of:=COUNTIF([.F$24:.F$105];&quot;Finished in Sprint 2&quot;)" office:value-type="float" office:value="0" calcext:value-type="float">
            <text:p>0</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12" office:value-type="float" office:value="3" calcext:value-type="float">
            <text:p>3</text:p>
          </table:table-cell>
          <table:table-cell table:style-name="ce6" table:formula="of:=[.B14]-[.C15]" office:value-type="float" office:value="37" calcext:value-type="float">
            <text:p>37</text:p>
          </table:table-cell>
          <table:table-cell table:style-name="ce16" table:formula="of:=COUNTIF([.F$24:.F$105];&quot;Finished in Sprint 3&quot;)" office:value-type="float" office:value="0" calcext:value-type="float">
            <text:p>0</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12" office:value-type="float" office:value="4" calcext:value-type="float">
            <text:p>4</text:p>
          </table:table-cell>
          <table:table-cell table:style-name="ce6" table:formula="of:=[.B15]-[.C16]" office:value-type="float" office:value="37" calcext:value-type="float">
            <text:p>37</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12" office:value-type="float" office:value="5" calcext:value-type="float">
            <text:p>5</text:p>
          </table:table-cell>
          <table:table-cell table:style-name="ce6" table:formula="of:=[.B16]-[.C17]" office:value-type="float" office:value="37" calcext:value-type="float">
            <text:p>37</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12" office:value-type="float" office:value="6" calcext:value-type="float">
            <text:p>6</text:p>
          </table:table-cell>
          <table:table-cell table:style-name="ce6" table:formula="of:=[.B17]-[.C18]" office:value-type="float" office:value="37" calcext:value-type="float">
            <text:p>37</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20" table:number-columns-repeated="4"/>
          <table:table-cell table:style-name="ce19" office:value-type="string" calcext:value-type="string" table:number-columns-spanned="2" table:number-rows-spanned="1">
            <text:p>Sprints <text:s text:c="15"/></text:p>
          </table:table-cell>
          <table:covered-table-cell table:style-name="ce20"/>
          <table:table-cell table:style-name="ce2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12" table:content-validation-name="val4" office:value-type="float" office:value="1" calcext:value-type="float">
            <text:p>1</text:p>
          </table:table-cell>
          <table:table-cell table:style-name="ce12" table:content-validation-name="val5" office:value-type="float" office:value="1" calcext:value-type="float">
            <text:p>1</text:p>
          </table:table-cell>
          <table:table-cell table:style-name="ce12" table:content-validation-name="val6" office:value-type="float" office:value="13" calcext:value-type="float">
            <text:p>13</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12" table:content-validation-name="val4" office:value-type="float" office:value="2" calcext:value-type="float">
            <text:p>2</text:p>
          </table:table-cell>
          <table:table-cell table:style-name="ce12" table:content-validation-name="val5" office:value-type="float" office:value="1" calcext:value-type="float">
            <text:p>1</text:p>
          </table:table-cell>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12" table:content-validation-name="val4" office:value-type="float" office:value="3" calcext:value-type="float">
            <text:p>3</text:p>
          </table:table-cell>
          <table:table-cell table:style-name="ce12" table:content-validation-name="val5" office:value-type="float" office:value="1" calcext:value-type="float">
            <text:p>1</text:p>
          </table:table-cell>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12" table:content-validation-name="val4" office:value-type="float" office:value="4" calcext:value-type="float">
            <text:p>4</text:p>
          </table:table-cell>
          <table:table-cell table:style-name="ce12" table:content-validation-name="val5" office:value-type="float" office:value="2" calcext:value-type="float">
            <text:p>2</text:p>
          </table:table-cell>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12" table:content-validation-name="val4" office:value-type="float" office:value="5" calcext:value-type="float">
            <text:p>5</text:p>
          </table:table-cell>
          <table:table-cell table:style-name="ce12" table:content-validation-name="val5" office:value-type="float" office:value="2" calcext:value-type="float">
            <text:p>2</text:p>
          </table:table-cell>
          <table:table-cell table:style-name="ce12" table:content-validation-name="val6" office:value-type="float" office:value="13" calcext:value-type="float">
            <text:p>13</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12" table:content-validation-name="val4" office:value-type="float" office:value="6" calcext:value-type="float">
            <text:p>6</text:p>
          </table:table-cell>
          <table:table-cell table:style-name="ce12" table:content-validation-name="val5" office:value-type="float" office:value="2" calcext:value-type="float">
            <text:p>2</text:p>
          </table:table-cell>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12" table:content-validation-name="val4" office:value-type="float" office:value="7" calcext:value-type="float">
            <text:p>7</text:p>
          </table:table-cell>
          <table:table-cell table:style-name="ce12" table:content-validation-name="val5" office:value-type="float" office:value="3" calcext:value-type="float">
            <text:p>3</text:p>
          </table:table-cell>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12" table:content-validation-name="val4" office:value-type="float" office:value="8" calcext:value-type="float">
            <text:p>8</text:p>
          </table:table-cell>
          <table:table-cell table:style-name="ce12" table:content-validation-name="val5" office:value-type="float" office:value="3" calcext:value-type="float">
            <text:p>3</text:p>
          </table:table-cell>
          <table:table-cell table:style-name="ce12" table:content-validation-name="val6" office:value-type="float" office:value="3" calcext:value-type="float">
            <text:p>3</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12" table:content-validation-name="val4" office:value-type="float" office:value="9" calcext:value-type="float">
            <text:p>9</text:p>
          </table:table-cell>
          <table:table-cell table:style-name="ce12" table:content-validation-name="val5" office:value-type="float" office:value="3" calcext:value-type="float">
            <text:p>3</text:p>
          </table:table-cell>
          <table:table-cell table:style-name="ce12" table:content-validation-name="val6" office:value-type="float" office:value="2" calcext:value-type="float">
            <text:p>2</text:p>
          </table:table-cell>
          <table:table-cell table:style-name="ce56" table:content-validation-name="val7"/>
          <table:table-cell table:style-name="ce56" table:content-validation-name="val8"/>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12" table:content-validation-name="val4" office:value-type="float" office:value="10" calcext:value-type="float">
            <text:p>10</text:p>
          </table:table-cell>
          <table:table-cell table:style-name="ce12" table:content-validation-name="val5" office:value-type="float" office:value="3" calcext:value-type="float">
            <text:p>3</text:p>
          </table:table-cell>
          <table:table-cell table:style-name="ce12" table:content-validation-name="val6" office:value-type="float" office:value="13" calcext:value-type="float">
            <text:p>13</text:p>
          </table:table-cell>
          <table:table-cell table:style-name="ce56" table:content-validation-name="val7"/>
          <table:table-cell table:style-name="ce56" table:content-validation-name="val8"/>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12" table:content-validation-name="val4" office:value-type="float" office:value="11" calcext:value-type="float">
            <text:p>11</text:p>
          </table:table-cell>
          <table:table-cell table:style-name="ce12" table:content-validation-name="val5" office:value-type="float" office:value="3" calcext:value-type="float">
            <text:p>3</text:p>
          </table:table-cell>
          <table:table-cell table:style-name="ce12" table:content-validation-name="val6" office:value-type="float" office:value="1" calcext:value-type="float">
            <text:p>1</text:p>
          </table:table-cell>
          <table:table-cell table:style-name="ce56" table:content-validation-name="val7"/>
          <table:table-cell table:style-name="ce56" table:content-validation-name="val8"/>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12" table:content-validation-name="val4" office:value-type="float" office:value="12" calcext:value-type="float">
            <text:p>12</text:p>
          </table:table-cell>
          <table:table-cell table:style-name="ce12" table:content-validation-name="val5" office:value-type="float" office:value="3" calcext:value-type="float">
            <text:p>3</text:p>
          </table:table-cell>
          <table:table-cell table:style-name="ce12" table:content-validation-name="val6" office:value-type="float" office:value="1" calcext:value-type="float">
            <text:p>1</text:p>
          </table:table-cell>
          <table:table-cell table:style-name="ce56" table:content-validation-name="val7"/>
          <table:table-cell table:style-name="ce56" table:content-validation-name="val8"/>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12" table:content-validation-name="val4" office:value-type="float" office:value="13" calcext:value-type="float">
            <text:p>13</text:p>
          </table:table-cell>
          <table:table-cell table:style-name="ce12" table:content-validation-name="val5" office:value-type="float" office:value="4" calcext:value-type="float">
            <text:p>4</text:p>
          </table:table-cell>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12" table:content-validation-name="val4" office:value-type="float" office:value="14" calcext:value-type="float">
            <text:p>14</text:p>
          </table:table-cell>
          <table:table-cell table:style-name="ce12" table:content-validation-name="val5" office:value-type="float" office:value="4" calcext:value-type="float">
            <text:p>4</text:p>
          </table:table-cell>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12" table:content-validation-name="val4" office:value-type="float" office:value="15" calcext:value-type="float">
            <text:p>15</text:p>
          </table:table-cell>
          <table:table-cell table:style-name="ce12" table:content-validation-name="val5" office:value-type="float" office:value="4" calcext:value-type="float">
            <text:p>4</text:p>
          </table:table-cell>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12" table:content-validation-name="val4" office:value-type="float" office:value="16" calcext:value-type="float">
            <text:p>16</text:p>
          </table:table-cell>
          <table:table-cell table:style-name="ce12" table:content-validation-name="val5" office:value-type="float" office:value="4" calcext:value-type="float">
            <text:p>4</text:p>
          </table:table-cell>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7">
          <table:table-cell table:style-name="ce9" office:value-type="string" calcext:value-type="string">
            <text:p>POS</text:p>
          </table:table-cell>
          <table:table-cell table:style-name="ce12" table:content-validation-name="val4" office:value-type="float" office:value="17" calcext:value-type="float">
            <text:p>17</text:p>
          </table:table-cell>
          <table:table-cell table:style-name="ce12" table:content-validation-name="val5" office:value-type="float" office:value="5" calcext:value-type="float">
            <text:p>5</text:p>
          </table:table-cell>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7">
          <table:table-cell table:style-name="ce9" office:value-type="string" calcext:value-type="string">
            <text:p>POC</text:p>
          </table:table-cell>
          <table:table-cell table:style-name="ce12" table:content-validation-name="val4" office:value-type="float" office:value="18" calcext:value-type="float">
            <text:p>18</text:p>
          </table:table-cell>
          <table:table-cell table:style-name="ce12" table:content-validation-name="val5" office:value-type="float" office:value="5" calcext:value-type="float">
            <text:p>5</text:p>
          </table:table-cell>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7">
          <table:table-cell office:value-type="string" calcext:value-type="string">
            <text:p>PIX</text:p>
          </table:table-cell>
          <table:table-cell table:style-name="ce12" table:content-validation-name="val4" office:value-type="float" office:value="19" calcext:value-type="float">
            <text:p>19</text:p>
          </table:table-cell>
          <table:table-cell table:style-name="ce12" table:content-validation-name="val5"/>
          <table:table-cell table:style-name="ce12" table:content-validation-name="val6" office:value-type="float" office:value="21" calcext:value-type="float">
            <text:p>21</text:p>
          </table:table-cell>
          <table:table-cell table:style-name="ce56" table:content-validation-name="val7"/>
          <table:table-cell table:style-name="ce56"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3">
          <table:table-cell table:style-name="ce9" office:value-type="string" calcext:value-type="string">
            <text:p>CM</text:p>
          </table:table-cell>
          <table:table-cell table:style-name="ce12" table:content-validation-name="val4" office:value-type="float" office:value="20" calcext:value-type="float">
            <text:p>20</text:p>
          </table:table-cell>
          <table:table-cell table:style-name="ce12" table:content-validation-name="val5"/>
          <table:table-cell table:style-name="ce12" table:content-validation-name="val6" office:value-type="float" office:value="3" calcext:value-type="float">
            <text:p>3</text:p>
          </table:table-cell>
          <table:table-cell table:style-name="ce56" table:content-validation-name="val7"/>
          <table:table-cell table:style-name="ce56" table:content-validation-name="val8"/>
          <table:table-cell table:style-name="ce23" office:value-type="string" calcext:value-type="string">
            <text:p>Owner</text:p>
          </table:table-cell>
          <table:table-cell table:style-name="ce26" office:value-type="string" calcext:value-type="string">
            <text:p>Create a new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7">
          <table:table-cell table:style-name="ce9" office:value-type="string" calcext:value-type="string">
            <text:p>P&amp;L</text:p>
          </table:table-cell>
          <table:table-cell table:style-name="ce12" table:content-validation-name="val4" office:value-type="float" office:value="21" calcext:value-type="float">
            <text:p>21</text:p>
          </table:table-cell>
          <table:table-cell table:style-name="ce12" table:content-validation-name="val5"/>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7">
          <table:table-cell office:value-type="string" calcext:value-type="string">
            <text:p>RI</text:p>
          </table:table-cell>
          <table:table-cell table:style-name="ce12" table:content-validation-name="val4" office:value-type="float" office:value="22" calcext:value-type="float">
            <text:p>22</text:p>
          </table:table-cell>
          <table:table-cell table:style-name="ce12" table:content-validation-name="val5"/>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RTM</text:p>
          </table:table-cell>
          <table:table-cell table:style-name="ce12" table:content-validation-name="val4" office:value-type="float" office:value="23" calcext:value-type="float">
            <text:p>23</text:p>
          </table:table-cell>
          <table:table-cell table:style-name="ce12" table:content-validation-name="val5"/>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12" table:content-validation-name="val4" office:value-type="float" office:value="24" calcext:value-type="float">
            <text:p>24</text:p>
          </table:table-cell>
          <table:table-cell table:style-name="ce12" table:content-validation-name="val5"/>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12" table:content-validation-name="val4" office:value-type="float" office:value="25" calcext:value-type="float">
            <text:p>25</text:p>
          </table:table-cell>
          <table:table-cell table:style-name="ce12" table:content-validation-name="val5"/>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12" table:content-validation-name="val4" office:value-type="float" office:value="26" calcext:value-type="float">
            <text:p>26</text:p>
          </table:table-cell>
          <table:table-cell table:style-name="ce12" table:content-validation-name="val5"/>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12" table:content-validation-name="val4" office:value-type="float" office:value="27" calcext:value-type="float">
            <text:p>27</text:p>
          </table:table-cell>
          <table:table-cell table:style-name="ce12" table:content-validation-name="val5"/>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12" table:content-validation-name="val4" office:value-type="float" office:value="28" calcext:value-type="float">
            <text:p>28</text:p>
          </table:table-cell>
          <table:table-cell table:style-name="ce12" table:content-validation-name="val5"/>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12" table:content-validation-name="val4" office:value-type="float" office:value="29" calcext:value-type="float">
            <text:p>29</text:p>
          </table:table-cell>
          <table:table-cell table:style-name="ce12" table:content-validation-name="val5"/>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12" table:content-validation-name="val4" office:value-type="float" office:value="30" calcext:value-type="float">
            <text:p>30</text:p>
          </table:table-cell>
          <table:table-cell table:style-name="ce12" table:content-validation-name="val5"/>
          <table:table-cell table:style-name="ce12" table:content-validation-name="val6" office:value-type="float" office:value="8" calcext:value-type="float">
            <text:p>8</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12" table:content-validation-name="val4" office:value-type="float" office:value="31" calcext:value-type="float">
            <text:p>31</text:p>
          </table:table-cell>
          <table:table-cell table:style-name="ce12" table:content-validation-name="val5"/>
          <table:table-cell table:style-name="ce12" table:content-validation-name="val6" office:value-type="float" office:value="3" calcext:value-type="float">
            <text:p>3</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12" table:content-validation-name="val4" office:value-type="float" office:value="32" calcext:value-type="float">
            <text:p>32</text:p>
          </table:table-cell>
          <table:table-cell table:style-name="ce12" table:content-validation-name="val5"/>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12" table:content-validation-name="val4" office:value-type="float" office:value="33" calcext:value-type="float">
            <text:p>33</text:p>
          </table:table-cell>
          <table:table-cell table:style-name="ce12" table:content-validation-name="val5"/>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12" table:content-validation-name="val4" office:value-type="float" office:value="34" calcext:value-type="float">
            <text:p>34</text:p>
          </table:table-cell>
          <table:table-cell table:style-name="ce12" table:content-validation-name="val5"/>
          <table:table-cell table:style-name="ce12" table:content-validation-name="val6" office:value-type="float" office:value="13" calcext:value-type="float">
            <text:p>13</text:p>
          </table:table-cell>
          <table:table-cell table:style-name="ce56" table:content-validation-name="val7"/>
          <table:table-cell table:style-name="ce56"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12" table:content-validation-name="val4" office:value-type="float" office:value="35" calcext:value-type="float">
            <text:p>35</text:p>
          </table:table-cell>
          <table:table-cell table:style-name="ce12" table:content-validation-name="val5"/>
          <table:table-cell table:style-name="ce12" table:content-validation-name="val6" office:value-type="float" office:value="21" calcext:value-type="float">
            <text:p>21</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12" table:content-validation-name="val4" office:value-type="float" office:value="36" calcext:value-type="float">
            <text:p>36</text:p>
          </table:table-cell>
          <table:table-cell table:style-name="ce12" table:content-validation-name="val5"/>
          <table:table-cell table:style-name="ce12" table:content-validation-name="val6" office:value-type="float" office:value="13" calcext:value-type="float">
            <text:p>13</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12" table:content-validation-name="val4" office:value-type="float" office:value="37" calcext:value-type="float">
            <text:p>37</text:p>
          </table:table-cell>
          <table:table-cell table:style-name="ce12" table:content-validation-name="val5"/>
          <table:table-cell table:style-name="ce12" table:content-validation-name="val6" office:value-type="float" office:value="5" calcext:value-type="float">
            <text:p>5</text:p>
          </table:table-cell>
          <table:table-cell table:style-name="ce56" table:content-validation-name="val7"/>
          <table:table-cell table:style-name="ce56"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12" table:content-validation-name="val4"/>
          <table:table-cell table:style-name="ce12" table:content-validation-name="val5"/>
          <table:table-cell table:style-name="ce12" table:content-validation-name="val6"/>
          <table:table-cell table:style-name="ce56" table:content-validation-name="val7"/>
          <table:table-cell table:style-name="ce56"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2" table:default-cell-style-name="Default"/>
        <table:table-column table:style-name="co11" table:default-cell-style-name="ce77"/>
        <table:table-column table:style-name="co13" table:default-cell-style-name="ce78"/>
        <table:table-column table:style-name="co14" table:default-cell-style-name="ce77"/>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8-03-29" calcext:value-type="date">
            <text:p>Mar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8-04-05" calcext:value-type="date">
            <text:p>Apr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2" table:default-cell-style-name="Default"/>
        <table:table-column table:style-name="co11" table:default-cell-style-name="ce77"/>
        <table:table-column table:style-name="co13" table:default-cell-style-name="ce78"/>
        <table:table-column table:style-name="co14" table:default-cell-style-name="ce77"/>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8-04-05" calcext:value-type="date">
            <text:p>Apr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8-04-12" calcext:value-type="date">
            <text:p>Apr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2" table:default-cell-style-name="Default"/>
        <table:table-column table:style-name="co11" table:default-cell-style-name="ce77"/>
        <table:table-column table:style-name="co13" table:default-cell-style-name="ce78"/>
        <table:table-column table:style-name="co14" table:default-cell-style-name="ce77"/>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3]" office:value-type="date" office:date-value="2018-04-12" calcext:value-type="date">
            <text:p>Apr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8-04-19" calcext:value-type="date">
            <text:p>Apr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5" xlink:type="simple" xlink:show="embed" xlink:actuate="onLoad">
              <loext:p/>
            </draw:object>
            <draw:image xlink:href="./ObjectReplacements/Object 5" xlink:type="simple" xlink:show="embed" xlink:actuate="onLoad"/>
          </draw:frame>
        </table:shapes>
        <table:table-column table:style-name="co12" table:default-cell-style-name="Default"/>
        <table:table-column table:style-name="co11" table:default-cell-style-name="ce77"/>
        <table:table-column table:style-name="co13" table:default-cell-style-name="ce78"/>
        <table:table-column table:style-name="co14" table:default-cell-style-name="ce77"/>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3]" office:value-type="date" office:date-value="2018-04-19" calcext:value-type="date">
            <text:p>Apr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8-04-26" calcext:value-type="date">
            <text:p>Apr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6" xlink:type="simple" xlink:show="embed" xlink:actuate="onLoad">
              <loext:p/>
            </draw:object>
            <draw:image xlink:href="./ObjectReplacements/Object 6" xlink:type="simple" xlink:show="embed" xlink:actuate="onLoad"/>
          </draw:frame>
        </table:shapes>
        <table:table-column table:style-name="co12" table:default-cell-style-name="Default"/>
        <table:table-column table:style-name="co11" table:default-cell-style-name="ce77"/>
        <table:table-column table:style-name="co13" table:default-cell-style-name="ce78"/>
        <table:table-column table:style-name="co14" table:default-cell-style-name="ce77"/>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3]" office:value-type="date" office:date-value="2018-04-26" calcext:value-type="date">
            <text:p>Apr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8-05-03" calcext:value-type="date">
            <text:p>May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8">00/00/0000</text:date>, <text:time style:data-style-name="N2" text:time-value="23:13:00.724219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3-28T23:24:11.173217252</dc:date>
    <meta:editing-duration>PT17H2M1S</meta:editing-duration>
    <meta:editing-cycles>114</meta:editing-cycles>
    <meta:generator>LibreOffice/5.4.4.2$Linux_X86_64 LibreOffice_project/40m0$Build-2</meta:generator>
    <meta:document-statistic meta:table-count="6" meta:cell-count="935"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7">
                <text:p>37</text:p>
              </table:table-cell>
            </table:table-row>
            <table:table-row>
              <table:table-cell office:value-type="string">
                <text:p>3</text:p>
              </table:table-cell>
              <table:table-cell office:value-type="float" office:value="2">
                <text:p>2</text:p>
              </table:table-cell>
              <table:table-cell office:value-type="float" office:value="37">
                <text:p>37</text:p>
              </table:table-cell>
            </table:table-row>
            <table:table-row>
              <table:table-cell office:value-type="string">
                <text:p>4</text:p>
              </table:table-cell>
              <table:table-cell office:value-type="float" office:value="3">
                <text:p>3</text:p>
              </table:table-cell>
              <table:table-cell office:value-type="float" office:value="37">
                <text:p>37</text:p>
              </table:table-cell>
            </table:table-row>
            <table:table-row>
              <table:table-cell office:value-type="string">
                <text:p>5</text:p>
              </table:table-cell>
              <table:table-cell office:value-type="float" office:value="4">
                <text:p>4</text:p>
              </table:table-cell>
              <table:table-cell office:value-type="float" office:value="37">
                <text:p>37</text:p>
              </table:table-cell>
            </table:table-row>
            <table:table-row>
              <table:table-cell office:value-type="string">
                <text:p>6</text:p>
              </table:table-cell>
              <table:table-cell office:value-type="float" office:value="5">
                <text:p>5</text:p>
              </table:table-cell>
              <table:table-cell office:value-type="float" office:value="37">
                <text:p>37</text:p>
              </table:table-cell>
            </table:table-row>
            <table:table-row>
              <table:table-cell office:value-type="string">
                <text:p>7</text:p>
              </table:table-cell>
              <table:table-cell office:value-type="float" office:value="6">
                <text:p>6</text:p>
              </table:table-cell>
              <table:table-cell office:value-type="float" office:value="37">
                <text:p>3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